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39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521cm"/>
      <style:paragraph-properties style:writing-mode="lr-tb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60pt" style:font-size-asian="60pt" style:font-size-complex="6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2.629cm" svg:x="1.301cm" svg:y="4.371cm" presentation:class="title" presentation:user-transformed="true">
          <draw:text-box>
            <text:p>Проект pygame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1">Шахматы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2" draw:text-style-name="P4" draw:layer="layout" svg:width="25.5cm" svg:height="2.989cm" svg:x="1.5cm" svg:y="6.5cm">
          <draw:text-box>
            <text:p><text:span text:style-name="T2">Шахматы — настольная логическая игра с шахматными фигурами на 64-клеточной доске, сочетающая в себе элементы искусства, науки и спорта. В шахматы обычно играют два игрока друг против друга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draw:style-name="gr3" draw:text-style-name="P5" draw:layer="layout" svg:width="25.021cm" svg:height="0.962cm" svg:x="1cm" svg:y="6.538cm">
          <draw:text-box>
            <text:p>Мы использовали такие технологии как классы, функции, спрайты, клетчатой поле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1T19:22:28.962000000</meta:creation-date>
    <dc:date>2022-01-21T19:43:33.971000000</dc:date>
    <meta:editing-duration>PT8M12S</meta:editing-duration>
    <meta:editing-cycles>2</meta:editing-cycles>
    <meta:generator>LibreOffice/7.0.4.2$Windows_X86_64 LibreOffice_project/dcf040e67528d9187c66b2379df5ea4407429775</meta:generator>
    <meta:document-statistic meta:object-count="31"/>
  </office:meta>
</office:document-meta>
</file>